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RRERA LINARES, RICHARD IVA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RERA LINARES, RICHARD IV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RERA LINARES, RICHARD IV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LINARES TORRES, GRAC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401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2:31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